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96000000496002DDB55454B0F2F.png" manifest:media-type="image/png"/>
  <manifest:file-entry manifest:full-path="Pictures/100000000000000800000008FB849EEA078823E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hapterHeading" style:master-page-name="RecipeHalfPageRightStyle">
      <style:paragraph-properties style:page-number="auto"/>
      <style:text-properties officeooo:rsid="0037a19f" officeooo:paragraph-rsid="0037a19f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alphabetical-index-mark-start text:id="IMark129674744"/>Poultry/Meats<text:alphabetical-index-mark-end text:id="IMark129674744"/></text:h>
      <text:p text:style-name="Standard"><draw:frame draw:style-name="fr1" draw:name="graphics1" text:anchor-type="paragraph" svg:width="3.1543in" svg:height="1.228in" draw:z-index="0"><draw:image xlink:href="Pictures/100002010000096000000496002DDB55454B0F2F.png" xlink:type="simple" xlink:show="embed" xlink:actuate="onLoad"/></draw:frame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fill-image draw:name="Fishscale" xlink:href="Pictures/100000000000000800000008FB849EEA078823E6.png" xlink:type="simple" xlink:show="embed" xlink:actuate="onLoad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list-style-name="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fo:keep-with-next="always" text:number-lines="false" text:line-number="0"/>
      <style:text-properties style:font-name="Times New Roman" fo:font-family="'Times New Roman'" style:font-family-generic="roman" style:font-pitch="variable" fo:font-size="12pt" style:font-name-asian="MS Mincho" style:font-family-asian="'MS Mincho'" style:font-pitch-asian="variable" style:font-size-asian="12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register-true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language-complex="he" style:country-complex="IL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" style:family="paragraph" style:parent-style-name="Caption" style:class="extra"/>
    <style:style style:name="HeadingRecipe" style:family="paragraph" style:next-style-name="Standard" style:default-outline-level="4" style:list-style-name="" style:master-page-name="">
      <style:paragraph-properties fo:margin-top="0in" fo:margin-bottom="0.15in" loext:contextual-spacing="false" fo:text-align="center" style:justify-single-word="false" style:page-number="auto">
        <style:tab-stops/>
      </style:paragraph-properties>
      <style:text-properties fo:font-size="14pt" style:text-underline-style="solid" style:text-underline-width="auto" style:text-underline-color="font-color" fo:font-weight="bold" style:font-weight-asian="bold"/>
    </style:style>
    <style:style style:name="HeadingRecipeIngredients" style:family="paragraph" style:next-style-name="TextBodyIngredients">
      <style:paragraph-properties fo:margin-top="0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BodyIngredients" style:family="paragraph" style:list-style-name="">
      <style:paragraph-properties fo:margin-left="0in" fo:margin-right="0in" fo:orphans="0" fo:widows="0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InstructionsNumbered" style:family="paragraph" style:list-style-name="TextRecipeNumbering">
      <style:paragraph-properties fo:orphans="0" fo:widows="0" fo:hyphenation-ladder-count="no-limit" text:number-lines="true" text:line-number="1" style:text-autospace="ideograph-alpha" style:punctuation-wrap="hanging" style:line-break="stric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RecipeHints" style:family="paragraph" style:parent-style-name="HeadingRecipeTiming">
      <style:text-properties style:text-underline-style="none"/>
    </style:style>
    <style:style style:name="HeadingRecipeServes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HeadingRecipeInstructions" style:family="paragraph" style:next-style-name="TextInstructionsNumbered">
      <style:paragraph-properties fo:margin-top="0.1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ChapterHeading" style:family="paragraph" style:parent-style-name="Heading" style:next-style-name="Standard" style:default-outline-level="2" style:class="chapter" style:master-page-name="RecipeHalfPageStyle">
      <style:paragraph-properties fo:margin-top="2in" fo:margin-bottom="1in" loext:contextual-spacing="false" fo:text-align="center" style:justify-single-word="false" style:page-number="auto"/>
      <style:text-properties style:font-name="Gabriola" fo:font-family="Gabriola" style:font-style-name="Regular" style:font-family-generic="decorative" style:font-pitch="variable" fo:font-size="24pt" fo:font-weight="bold" fo:background-color="transparent"/>
    </style:style>
    <style:style style:name="HeadingRecipeTiming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style:font-weight-complex="bold" fo:hyphenate="false" fo:hyphenation-remain-char-count="2" fo:hyphenation-push-char-count="2"/>
    </style:style>
    <style:style style:name="SubheadingRecipeIngredients" style:family="paragraph" style:parent-style-name="HeadingRecipeIngredients" style:next-style-name="TextBodyIngredients">
      <style:text-properties style:text-underline-style="none"/>
    </style:style>
    <style:style style:name="SubheadingRecipeInstructions" style:family="paragraph" style:parent-style-name="HeadingRecipeInstructions" style:next-style-name="TextInstructionsNumbered">
      <style:text-properties style:use-window-font-color="true" style:font-name="Times New Roman" fo:font-family="'Times New Roman'" style:font-family-generic="roman" style:font-pitch="variable" fo:font-size="12pt" fo:language="en" fo:country="US" style:text-underline-style="none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normal"/>
    </style:style>
    <style:style style:name="ChapterSubHeading" style:family="paragraph" style:parent-style-name="ChapterHeading" style:next-style-name="Standard" style:default-outline-level="3" style:class="chapter" style:master-page-name="RecipeHalfPageStyle">
      <loext:graphic-properties draw:fill-image-width="0in" draw:fill-image-height="0in"/>
      <style:paragraph-properties style:page-number="auto">
        <style:tab-stops/>
      </style:paragraph-properties>
      <style:text-properties fo:background-color="transparent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TableHeading" style:family="paragraph" style:parent-style-name="Standard" style:master-page-name="">
      <style:paragraph-properties style:page-number="auto" fo:break-before="page">
        <style:tab-stops>
          <style:tab-stop style:position="2in"/>
          <style:tab-stop style:position="3in"/>
          <style:tab-stop style:position="3.5in" style:type="right"/>
          <style:tab-stop style:position="5.5in" style:type="right"/>
        </style:tab-stops>
      </style:paragraph-properties>
      <style:text-properties style:text-underline-style="solid" style:text-underline-width="auto" style:text-underline-color="font-color" officeooo:rsid="002649a9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RecipeBook" style:family="paragraph" style:next-style-name="Standard">
      <style:paragraph-properties fo:margin-left="0in" fo:margin-right="0in" fo:margin-top="0.2in" fo:margin-bottom="0.2in" loext:contextual-spacing="false" fo:text-align="center" style:justify-single-word="false" fo:orphans="0" fo:widows="0" fo:hyphenation-ladder-count="no-limit" fo:text-indent="0in" style:auto-text-indent="false"/>
      <style:text-properties style:use-window-font-color="true" style:font-name="Gabriola1" fo:font-family="Gabriola" style:font-family-generic="decorative" style:font-pitch="variable" fo:font-size="24pt" fo:language="en" fo:country="US" style:text-underline-style="none" fo:font-weight="normal" style:font-name-asian="SimSun1" style:font-family-asian="SimSun" style:font-pitch-asian="variable" style:font-size-asian="24pt" style:language-asian="zh" style:country-asian="CN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itleSpineRecipeBook" style:family="paragraph" style:parent-style-name="TitleRecipeBook">
      <style:paragraph-properties style:vertical-align="middle"/>
      <style:text-properties style:text-rotation-angle="270" style:text-rotation-scale="line-height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WW8Num22z0" style:family="text">
      <style:text-properties fo:language="en" fo:country="US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5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5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5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5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5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5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5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5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6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6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6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6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6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6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6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6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7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7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7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7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7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7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7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7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extRecipeNumbering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landscape" fo:margin-top="1.5173in" fo:margin-bottom="1.5173in" fo:margin-left="0.5173in" fo:margin-right="0.5173in" fo:border="1.11pt double #000000" style:border-line-width="0.0008in 0.0138in 0.0008in" fo:padding="0.0138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.5in" fo:page-height="8.5in" style:num-format="1" style:print-orientation="landscape" fo:margin-top="0.5in" fo:margin-bottom="0.5in" fo:margin-left="0.5in" fo:margin-right="0.5in" fo:border="none" fo:padding="0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RecipeHalfPageStyle" style:page-layout-name="Mpm1"/>
    <style:master-page style:name="TitlePageStyle" style:page-layout-name="Mpm2"/>
    <style:master-page style:name="SpineTitlePageStyle" style:page-layout-name="Mpm3"/>
    <style:master-page style:name="RecipeHalfPageRightStyle" style:page-layout-name="Mpm4" style:next-style-name="RecipeHalfPageStyl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in d’amande</dc:title>
    <meta:initial-creator>David Holland-Moritz</meta:initial-creator>
    <meta:creation-date>2011-12-23T19:46:00</meta:creation-date>
    <dc:creator>David Holland-Moritz</dc:creator>
    <dc:date>2018-09-15T12:08:52.665568703</dc:date>
    <meta:print-date>2015-09-19T18:23:00</meta:print-date>
    <meta:editing-cycles>30</meta:editing-cycles>
    <meta:editing-duration>PT3H28M45S</meta:editing-duration>
    <meta:generator>LibreOffice/5.0.3.2$Linux_X86_64 LibreOffice_project/00m0$Build-2</meta:generator>
    <meta:document-statistic meta:table-count="0" meta:image-count="1" meta:object-count="0" meta:page-count="1" meta:paragraph-count="1" meta:word-count="1" meta:character-count="13" meta:non-whitespace-character-count="13"/>
  </office:meta>
</office:document-meta>
</file>